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50563" officeooo:paragraph-rsid="00050563"/>
    </style:style>
    <style:style style:name="P2" style:family="paragraph" style:parent-style-name="Text_20_body">
      <style:text-properties officeooo:rsid="00050563" officeooo:paragraph-rsid="00050563"/>
    </style:style>
    <style:style style:name="P3" style:family="paragraph" style:parent-style-name="Heading_20_2">
      <style:text-properties officeooo:paragraph-rsid="00050563"/>
    </style:style>
    <style:style style:name="P4" style:family="paragraph" style:parent-style-name="Heading_20_2">
      <style:paragraph-properties fo:break-before="page"/>
      <style:text-properties officeooo:rsid="00050563" officeooo:paragraph-rsid="00050563"/>
    </style:style>
    <style:style style:name="P5" style:family="paragraph" style:parent-style-name="Heading_20_3">
      <style:text-properties officeooo:rsid="00050563" officeooo:paragraph-rsid="00050563"/>
    </style:style>
    <style:style style:name="P6" style:family="paragraph" style:parent-style-name="Standard" style:list-style-name="L1">
      <style:text-properties officeooo:rsid="00050563" officeooo:paragraph-rsid="00050563"/>
    </style:style>
    <style:style style:name="P7" style:family="paragraph" style:parent-style-name="Standard" style:list-style-name="L1">
      <style:text-properties style:font-name="DejaVu Sans" officeooo:rsid="00050563" officeooo:paragraph-rsid="00050563" style:font-name-asian="DejaVu Sans" style:font-name-complex="DejaVu Sans"/>
    </style:style>
    <style:style style:name="P8" style:family="paragraph" style:parent-style-name="Standard">
      <style:text-properties officeooo:paragraph-rsid="00050563"/>
    </style:style>
    <style:style style:name="P9" style:family="paragraph" style:parent-style-name="Text_20_body" style:list-style-name="L2">
      <style:text-properties officeooo:rsid="00050563" officeooo:paragraph-rsid="00050563"/>
    </style:style>
    <style:style style:name="P10" style:family="paragraph" style:parent-style-name="Text_20_body" style:list-style-name="L3">
      <style:text-properties officeooo:rsid="00050563" officeooo:paragraph-rsid="00050563"/>
    </style:style>
    <style:style style:name="P11" style:family="paragraph" style:parent-style-name="Text_20_body" style:list-style-name="L4">
      <style:text-properties officeooo:rsid="00050563" officeooo:paragraph-rsid="00050563"/>
    </style:style>
    <style:style style:name="P12" style:family="paragraph" style:parent-style-name="Text_20_body" style:list-style-name="L5">
      <style:text-properties officeooo:rsid="00050563" officeooo:paragraph-rsid="00050563"/>
    </style:style>
    <style:style style:name="T1" style:family="text">
      <style:text-properties officeooo:rsid="00050563"/>
    </style:style>
    <style:style style:name="T2" style:family="text">
      <style:text-properties style:font-name="DejaVu Sans" style:font-name-asian="DejaVu Sans" style:font-name-complex="DejaVu Sans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rrowGame</text:h>
      <text:h text:style-name="Heading_20_1" text:outline-level="1">Programozói dokumentáció</text:h>
      <text:p text:style-name="P8"><text:span text:style-name="T1">Kezdetben volt a #include statement. A lokális headerek felett lebegtek a globális headerek. A globális headerek azt mondták, legyen PI 3.1415926. A globális headerek látták hogy ez jó. Majd este lett, és reggel, az első function.</text:span></text:p>
      <text:h text:style-name="Heading_20_2" text:outline-level="2">1. Fejezet: Main (main.c)</text:h>
      <text:p text:style-name="P1">Viccet félretéve, a „main.c” egyetlen function-t tartalmaz, a „main”-t. Ez semmilyen paramétert nem vesz be, és felelős a különféle objektumok inicializációjáért, deallokációjáért, illletve a menük betöltéséért, majd a játék futtatásáért. Semmi érdekes, semmi különös.</text:p>
      <text:h text:style-name="Heading_20_2" text:outline-level="2">2. Fejezet: Random (src/control/random.h/.c)</text:h>
      <text:list text:style-name="L1">
        <text:list-item>
          <text:p text:style-name="P6">void init_Random(): wrapper a srand(time(NULL)) köré.</text:p>
        </text:list-item>
        <text:list-item>
          <text:p text:style-name="P6">Uint Random(): wrapper a rand() köré.</text:p>
        </text:list-item>
        <text:list-item>
          <text:p text:style-name="P6">Int RandomR(int min, int max): Olyan random egészt ad vissza, ami benne van a [min:max[ intervallumban.</text:p>
        </text:list-item>
        <text:list-item>
          <text:p text:style-name="P6">Float RandomF(): Tizedes törtet ad vissza a [0:1[ intervallumban.</text:p>
        </text:list-item>
        <text:list-item>
          <text:p text:style-name="P6">Float RandomFR(float min, float max): Olyan random számot ad vissza, ami benne van a [min:max[ intervallumban.</text:p>
        </text:list-item>
        <text:list-item>
          <text:p text:style-name="P6">Float RandomRange(Range r): (Range definíciójáért lásd: src/gcfg.h) Amennyiben „r” egyváltozós (r.type == SINGLE) visszaadja azt az egy változót, egyébként [r.min, r.max[ intervallumban ad vissza random számot.</text:p>
        </text:list-item>
        <text:list-item>
          <text:p text:style-name="P6">Vec2 RandomVec2(): (vec2 definíciójáért lásd: src/math/vector.h) Visszaad egy 2D vektort, melyre: x;y <text:span text:style-name="T2">∈ [0:1[.</text:span></text:p>
        </text:list-item>
        <text:list-item>
          <text:p text:style-name="P7">vec2 RandomVec2R(float min, float max): Visszaad egy 2D vektort, melyre x;y∈[min:max[.</text:p>
        </text:list-item>
        <text:list-item>
          <text:p text:style-name="P7">Vec2 RandomVec2A(float magnitude): Visszaad egy „magnitude” hosszúságú, random szögű vektort.</text:p>
        </text:list-item>
        <text:list-item>
          <text:p text:style-name="P7">Vec2 RandomVec2M(float angle): Visszaad egy „angle” szögű, random hosszúságú vektort. (hossz ∈ [0:1[)</text:p>
        </text:list-item>
        <text:list-item>
          <text:p text:style-name="P7">Vec2 RandomVec2MR(float angle, float l_min, float l_max): Visszaad egy „angle” szögű, random hosszúságú vektort. (hossz ∈ [l_min:l_max[)</text:p>
        </text:list-item>
        <text:list-item>
          <text:p text:style-name="P7">vec2 RandomVec2AMR(float l_min, float l_max): Visszaad egy random szögű, random hosszú vektort. (hossz ∈ [l_min:l_max[)</text:p>
        </text:list-item>
        <text:list-item>
          <text:p text:style-name="P7">SDL_Color RandomColor(): (ennek a definícióját ne rajtam keressétek…) visszaad egy SDL_Color struct-ot, melynek minden tagja random egész. (r;g;b∈[0:256[; a=255)</text:p>
        </text:list-item>
        <text:list-item>
          <text:p text:style-name="P7">SDL_Color RandomColorR(int min, int max): Visszaad egy SDL_Color struct-ot, melynek minden tagja random egész. (r;g;b∈[min:max[; a=255)</text:p>
        </text:list-item>
        <text:list-item>
          <text:p text:style-name="P6"><text:span text:style-name="T2">SDL_Color RandomColor3R(int r_min, int r_max, int g_min, int g_max, int b_min, int b_max): Visszaad egy SDL_Color struct-ot, aminek mindden eleme a respektív [*_min:*_max[ intervallumon belüli egész. (a = 255)</text:span></text:p>
        </text:list-item>
        <text:list-item>
          <text:p text:style-name="P7"><text:soft-page-break/>SDL_Color RandomColorC(SDL_Color min, SDL_Color max): Ugyanaz, mint a RandomColor3R(), csak a minimumok és maximumok SDL_Color struct-ba lettek foglalva. (a = 255)</text:p>
        </text:list-item>
        <text:list-item>
          <text:p text:style-name="P7">SDL_Color RandomColor4R(int r_min, int r_max, int g_min, int g_max, int b_min, int b_max, int a_min, int a_max): Visszaad egy SDL_Color struct-ot, melynek minden tagja random egész. (r;g;b;a∈[*_min:*_max[)</text:p>
        </text:list-item>
      </text:list>
      <text:h text:style-name="P3" text:outline-level="2"><text:s/></text:h>
      <text:h text:style-name="P4" text:outline-level="2">3. Fejezet: Graphics (src/graphics/graphics.h/.c)</text:h>
      <text:h text:style-name="Heading_20_3" text:outline-level="3">#define-k:</text:h>
      <text:list text:style-name="L2">
        <text:list-item>
          <text:p text:style-name="P9">PrintError(x): Siker esetén 0-t visszaadó SDL call-ok debuggolására van. Kiírja a hibaüzenetet, „-1” hibakóddal kilép.</text:p>
        </text:list-item>
        <text:list-item>
          <text:p text:style-name="P9">PrintError_NoExit(x): Siker esetén 0-t visszaadó SDL call-ok debuggolására van. Kiírja a hibaüzenetet, nem lép ki.</text:p>
        </text:list-item>
        <text:list-item>
          <text:p text:style-name="P9">PrintErrorPointer(x): Siker esetén pointert visszaadó SDL call-ok debuggolására van. Kiírja a hibaüzenetet, „-1” hibakódal kilép.</text:p>
        </text:list-item>
        <text:list-item>
          <text:p text:style-name="P9">PrintErrorImg(x): Siker esetén pointert visszaadó SDL_Image call-ok debuggolására van. Kiírja a hibaüzenetet, „-1” hibakóddal kilép.</text:p>
        </text:list-item>
      </text:list>
      <text:h text:style-name="Heading_20_3" text:outline-level="3">Struct-ok:</text:h>
      <text:list text:style-name="L3">
        <text:list-item>
          <text:p text:style-name="P10">GraphicsConfig (alias gfxcfg): Grafikai beállítások tárolását, betöltését látja el. (Tagok: Szélesség, Magasság, Skálázás, Képernyő-flagek)</text:p>
        </text:list-item>
        <text:list-item>
          <text:p text:style-name="P10">Graphics: SDL objektumokat, illetve jelenlegi szélesség/magasság értékeket tárol. (Tagok: Window, Renderer, Viewport(SDL_Texture*), cViewport(SDL_Texture*), Arrow (SDL_Texture*), window_width/height, viewport_scale/width/height)</text:p>
        </text:list-item>
      </text:list>
      <text:h text:style-name="P5" text:outline-level="3">Function-ök:</text:h>
      <text:p text:style-name="P2">GFXCFG-vel kapcsolatos:</text:p>
      <text:list text:style-name="L4">
        <text:list-item>
          <text:p text:style-name="P11">GraphicsConfig gfx_Load(char* path): betölt egy graphics config-ot. (Formátumkezelés nincs, de ha a „path” által meghatározott fájl nem létezik, regenerálja azt.)</text:p>
        </text:list-item>
        <text:list-item>
          <text:p text:style-name="P11">void gfx_Save(GraphicsConfig* config, char* path): Elmenti „config”-ot a „path” által meghatározott fájlba.</text:p>
        </text:list-item>
        <text:list-item>
          <text:p text:style-name="P11">GraphicsConfig gfx_Default(): Legenerál egy alapértelmezett gfxcfg-t. (Alapértelmezés: Natív felbontás, teljes képernyő, 0.2-szeres skálázás)</text:p>
        </text:list-item>
      </text:list>
      <text:p text:style-name="P2">GRAPHICS-szal kapcsolatos:</text:p>
      <text:list text:style-name="L5">
        <text:list-item>
          <text:p text:style-name="P12">void Init_Gfx(): Inicializálja az SDL-t.</text:p>
        </text:list-item>
        <text:list-item>
          <text:p text:style-name="P12">Graphics CreateGraphicsRaw(const char* wName, int width, int height, float scaling, uint flags): Elkészít egy Graphics struct-ot. A funkció által létrehozott ablak neve: wName, szélessége, magassága: width, height, skálázása: scaling, <text:soft-page-break/>flag-jei: flags. Az ablak pozíciója meghatározatlan. A grafika nem kikapcsolható beállítása a hardware acceleration, illetve a Vsync. Viewport pixel-formátuma ARGB8888.</text:p>
        </text:list-item>
        <text:list-item>
          <text:p text:style-name="P12">Graphics CreateGraphics(GraphicsConfig config): meghívja CreateGraphicsRaw()-t a „config”-ban foglalt paraméterekkel.</text:p>
        </text:list-item>
        <text:list-item>
          <text:p text:style-name="P12">DestroyGraphics(Graphics* g): free-eli az SDL által ablakkezelésre lefoglalt memóriákat, majd kilép az SDL-ből.</text:p>
        </text:list-item>
        <text:list-item>
          <text:p text:style-name="P12">Void RescaleViewport(Graphics* g, float scale): készít egy új Viewport textúrát, „scale” skálázással.</text:p>
        </text:list-item>
        <text:list-item>
          <text:p text:style-name="P12">Void ResizeWindow(Graphics* g, int w, int h): Átméretezi az ablakot w*h méretűre. Ajánlott ezután meghívni RescaleViewport()-ot az eredeti skálázással, hogy az ablak ne torzuljon.</text:p>
        </text:list-item>
        <text:list-item>
          <text:p text:style-name="P12">Void SetFullscreen(Graphics* g, bool state): Teljes képernyőssé, vagy épp ablakossá alakítja az ablakot... Ez borzalmasan lett megfogalmazva, de szerintem érthető.</text:p>
        </text:list-item>
        <text:list-item>
          <text:p text:style-name="P12">Void BeginDraw(Graphics* g):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ejaVu Sans" svg:font-family="'DejaVu Sans'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2pt" fo:language="hu" fo:country="HU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2pt" fo:language="hu" fo:country="HU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2T22:59:26.094752516</meta:creation-date>
    <dc:date>2023-11-13T09:06:26.258987193</dc:date>
    <meta:editing-duration>PT8H34M49S</meta:editing-duration>
    <meta:editing-cycles>2</meta:editing-cycles>
    <meta:generator>LibreOffice/7.6.2.1$Linux_X86_64 LibreOffice_project/60$Build-1</meta:generator>
    <meta:document-statistic meta:table-count="0" meta:image-count="0" meta:object-count="0" meta:page-count="4" meta:paragraph-count="47" meta:word-count="668" meta:character-count="5274" meta:non-whitespace-character-count="4684"/>
  </office:meta>
</office:document-meta>
</file>